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f1b7b" officeooo:paragraph-rsid="000f1b7b" style:font-size-asian="18pt" style:font-size-complex="18pt"/>
    </style:style>
    <style:style style:name="P2" style:family="paragraph" style:parent-style-name="Text_20_body">
      <style:text-properties officeooo:paragraph-rsid="000f1b7b"/>
    </style:style>
    <style:style style:name="P3" style:family="paragraph" style:parent-style-name="Text_20_body">
      <style:text-properties fo:font-size="18pt" officeooo:rsid="000f1b7b" officeooo:paragraph-rsid="000f1b7b" style:font-size-asian="18pt" style:font-size-complex="18pt"/>
    </style:style>
    <style:style style:name="P4" style:family="paragraph" style:parent-style-name="Text_20_body" style:list-style-name="L1">
      <style:text-properties fo:font-size="18pt" style:font-size-asian="18pt" style:font-size-complex="18pt"/>
    </style:style>
    <style:style style:name="P5" style:family="paragraph" style:parent-style-name="Preformatted_20_Text" style:list-style-name="L1">
      <style:text-properties fo:font-size="18pt" style:font-size-asian="18pt" style:font-size-complex="18pt"/>
    </style:style>
    <style:style style:name="P6" style:family="paragraph" style:parent-style-name="Preformatted_20_Text" style:list-style-name="L1">
      <style:paragraph-properties fo:margin-top="0cm" fo:margin-bottom="0.499cm" style:contextual-spacing="false"/>
      <style:text-properties fo:font-size="18pt" style:font-size-asian="18pt" style:font-size-complex="18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8pt" officeooo:rsid="000f1b7b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Installing Git-LFS</text:p>
      <text:p text:style-name="P1"/>
      <text:p text:style-name="P1"/>
      <text:p text:style-name="P1"/>
      <text:p text:style-name="P1"/>
      <text:p text:style-name="P2"><text:span text:style-name="T2"><text:s text:c="7"/>1.Download and install the Git command line extension. You only have to set up Git LFS <text:tab/> <text:s text:c="27"/></text:span></text:p>
      <text:p text:style-name="P3"><text:s text:c="11"/>once. </text:p>
      <text:list xml:id="list8393004656601049724" text:style-name="L1">
        <text:list-header>
          <text:p text:style-name="P6">git lfs install</text:p>
        </text:list-header>
        <text:list-item>
          <text:p text:style-name="P4">Select the file types you'd like Git LFS to manage (or directly edit your .gitattributes). You can configure additional file extensions at anytime.</text:p>
          <text:p text:style-name="P6">git lfs track "*.psd"</text:p>
        </text:list-item>
        <text:list-item>
          <text:p text:style-name="P4">There is no step three. Just commit and push to GitHub as you normally would.</text:p>
          <text:p text:style-name="P5">git add file.psd</text:p>
          <text:p text:style-name="P5">git commit -m "Add design file"</text:p>
          <text:p text:style-name="P6">git push origin master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58:56.005660722</meta:creation-date>
    <dc:date>2016-07-19T13:13:55.424153311</dc:date>
    <meta:editing-duration>PT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79" meta:character-count="496" meta:non-whitespace-character-count="375"/>
  </office:meta>
</office:document-meta>
</file>